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Shruti" svg:font-family="Shruti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roman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Paragraphedeliste" style:list-style-name="LFO1" style:family="paragraph">
      <style:paragraph-properties fo:text-align="justify"/>
    </style:style>
    <style:style style:name="P7" style:parent-style-name="Paragraphedeliste" style:list-style-name="LFO1" style:family="paragraph">
      <style:paragraph-properties fo:text-align="justify"/>
    </style:style>
    <style:style style:name="P8" style:parent-style-name="Paragraphedeliste" style:list-style-name="LFO1" style:family="paragraph">
      <style:paragraph-properties fo:text-align="justify"/>
    </style:style>
    <style:style style:name="P9" style:parent-style-name="Normal" style:family="paragraph">
      <style:paragraph-properties fo:text-align="justify" fo:margin-left="0.25in">
        <style:tab-stops/>
      </style:paragraph-properties>
    </style:style>
  </office:automatic-styles>
  <office:body>
    <office:text text:use-soft-page-breaks="true">
      <text:p text:style-name="P1">Problème : L’objectif est de réussir à décoder un signal bruité en utilisant des outils adaptés issus du traitement du signal, notamment l’analyse par transformée de Fourrier.</text:p>
      <text:p text:style-name="P2"/>
      <text:p text:style-name="P3">Création d’un git :<text:s/><text:a xlink:href="https://github.com/Jilliel/OASIS.git" office:target-frame-name="_top" xlink:show="replace"><text:span text:style-name="Lienhypertexte">https://github.com/Jilliel/OASIS.git</text:span></text:a></text:p>
      <text:p text:style-name="P4"/>
      <text:p text:style-name="P5">Piste solution :</text:p>
      <text:list text:style-name="LFO1" text:continue-numbering="true">
        <text:list-item>
          <text:p text:style-name="P6">Effectuer un TF du signal en entrée</text:p>
        </text:list-item>
        <text:list-item>
          <text:p text:style-name="P7">Se restreindre à la bande de fréquence concernée</text:p>
        </text:list-item>
        <text:list-item>
          <text:p text:style-name="P8">Sélectionner la fréquence de module maximale</text:p>
        </text:list-item>
      </text:list>
      <text:p text:style-name="P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Shruti" svg:font-family="Shruti" style:font-family-generic="swiss" style:font-pitch="variable" svg:panose-1="2 11 5 2 4 2 4 2 2 3"/>
    <style:font-face style:name="Aptos Display" svg:font-family="Aptos Display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roman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Shrut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Shruti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Shruti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Shruti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Shruti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Shruti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Shruti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Shruti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Shruti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Shruti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Shruti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Shruti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Shruti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Shruti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Shruti" fo:color="#0F4761"/>
    </style:style>
    <style:style style:name="Titre6Car" style:display-name="Titre 6 Car" style:family="text" style:parent-style-name="Policepardéfaut">
      <style:text-properties style:font-name-asian="Times New Roman" style:font-name-complex="Shruti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Shruti" fo:color="#595959"/>
    </style:style>
    <style:style style:name="Titre8Car" style:display-name="Titre 8 Car" style:family="text" style:parent-style-name="Policepardéfaut">
      <style:text-properties style:font-name-asian="Times New Roman" style:font-name-complex="Shruti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Shruti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Shruti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Shruti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paragraph-properties fo:margin-bottom="0.1111in"/>
      <style:text-properties style:font-name-asian="Times New Roman" style:font-name-complex="Shruti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Shruti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Shrut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aphaël Dalle Risbourg</meta:initial-creator>
    <dc:creator>Raphaël Dalle Risbourg</dc:creator>
    <meta:creation-date>2025-02-17T14:57:00Z</meta:creation-date>
    <dc:date>2025-02-17T16:24:00Z</dc:date>
    <meta:template xlink:href="Normal.dotm" xlink:type="simple"/>
    <meta:editing-cycles>4</meta:editing-cycles>
    <meta:editing-duration>PT180S</meta:editing-duration>
    <meta:document-statistic meta:page-count="1" meta:paragraph-count="1" meta:word-count="66" meta:character-count="433" meta:row-count="3" meta:non-whitespace-character-count="368"/>
  </office:meta>
</office:document-meta>
</file>